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1000000010148726AA.gif" manifest:media-type=""/>
  <manifest:file-entry manifest:full-path="Pictures/100002000000001000000010D8E3F61D.gif" manifest:media-type=""/>
  <manifest:file-entry manifest:full-path="Pictures/1000020000000010000000106F442B6E.gif" manifest:media-type=""/>
  <manifest:file-entry manifest:full-path="Pictures/1000020000000010000000103E92F5BD.gif" manifest:media-type=""/>
  <manifest:file-entry manifest:full-path="Pictures/100002010000019000000190EA80C90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049in" fo:margin-left="-0.0118in" fo:margin-top="0in" fo:margin-bottom="0in" fo:break-before="page" table:align="left"/>
    </style:style>
    <style:style style:name="Table1.A" style:family="table-column">
      <style:table-column-properties style:column-width="1.3479in"/>
    </style:style>
    <style:style style:name="Table1.B" style:family="table-column">
      <style:table-column-properties style:column-width="1.3389in"/>
    </style:style>
    <style:style style:name="Table1.E" style:family="table-column">
      <style:table-column-properties style:column-width="1.3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fo:margin-top="0in" fo:margin-bottom="0in" fo:break-before="page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fo:margin-top="0in" fo:margin-bottom="0in" fo:break-before="page" table:align="margins"/>
    </style:style>
    <style:style style:name="Table4.A" style:family="table-column">
      <style:table-column-properties style:column-width="1.3382in" style:rel-column-width="1927*"/>
    </style:style>
    <style:style style:name="Table4.B" style:family="table-column">
      <style:table-column-properties style:column-width="1.3389in" style:rel-column-width="192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fo:margin-top="0in" fo:margin-bottom="0in" fo:break-before="page" table:align="margins"/>
    </style:style>
    <style:style style:name="Table5.A" style:family="table-column">
      <style:table-column-properties style:column-width="1.3389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fo:margin-top="0in" fo:margin-bottom="0in" fo:break-before="page" table:align="margins"/>
    </style:style>
    <style:style style:name="Table6.A" style:family="table-column">
      <style:table-column-properties style:column-width="1.3389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in" fo:break-before="page" table:align="margins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none" fo:border-top="none" fo:border-bottom="0.05pt solid #000000"/>
    </style:style>
    <style:style style:name="Table7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padding="0.0382in" fo:border-left="0.05pt solid #000000" fo:border-right="none" fo:border-top="none" fo:border-bottom="0.05pt solid #000000"/>
    </style:style>
    <style:style style:name="Table7.E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00ccff" fo:font-size="10pt" fo:language="en" fo:country="US" fo:font-style="italic" officeooo:rsid="0011282d" officeooo:paragraph-rsid="001d4732" style:font-size-asian="10pt" style:font-style-asian="italic" style:font-size-complex="10pt" style:font-style-complex="italic"/>
    </style:style>
    <style:style style:name="P2" style:family="paragraph" style:parent-style-name="Standard">
      <style:text-properties officeooo:rsid="000e4138" officeooo:paragraph-rsid="000e4138"/>
    </style:style>
    <style:style style:name="P3" style:family="paragraph" style:parent-style-name="Standard">
      <style:paragraph-properties fo:text-align="center" style:justify-single-word="false"/>
      <style:text-properties officeooo:rsid="000e4138" officeooo:paragraph-rsid="00289f63"/>
    </style:style>
    <style:style style:name="P4" style:family="paragraph" style:parent-style-name="Standard">
      <style:paragraph-properties fo:text-align="center" style:justify-single-word="false"/>
      <style:text-properties officeooo:rsid="000e4138" officeooo:paragraph-rsid="002a30cd"/>
    </style:style>
    <style:style style:name="P5" style:family="paragraph" style:parent-style-name="Standard">
      <style:text-properties officeooo:rsid="000e4138" officeooo:paragraph-rsid="00289f63"/>
    </style:style>
    <style:style style:name="P6" style:family="paragraph" style:parent-style-name="Standard">
      <style:text-properties officeooo:rsid="000e4138" officeooo:paragraph-rsid="002a30cd"/>
    </style:style>
    <style:style style:name="P7" style:family="paragraph" style:parent-style-name="Standard">
      <style:paragraph-properties fo:text-align="end" style:justify-single-word="false"/>
      <style:text-properties fo:language="en" fo:country="US" officeooo:rsid="0011282d" officeooo:paragraph-rsid="0011282d"/>
    </style:style>
    <style:style style:name="P8" style:family="paragraph" style:parent-style-name="Standard">
      <style:paragraph-properties fo:text-align="end" style:justify-single-word="false"/>
      <style:text-properties fo:language="en" fo:country="US" officeooo:rsid="0011282d" officeooo:paragraph-rsid="00289f63"/>
    </style:style>
    <style:style style:name="P9" style:family="paragraph" style:parent-style-name="Standard">
      <style:paragraph-properties fo:text-align="end" style:justify-single-word="false"/>
      <style:text-properties fo:language="en" fo:country="US" officeooo:rsid="0011282d" officeooo:paragraph-rsid="002a30cd"/>
    </style:style>
    <style:style style:name="P10" style:family="paragraph" style:parent-style-name="Standard">
      <style:text-properties fo:language="en" fo:country="US" officeooo:rsid="0026a5fe" officeooo:paragraph-rsid="0026a5fe"/>
    </style:style>
    <style:style style:name="P11" style:family="paragraph" style:parent-style-name="Standard">
      <style:text-properties fo:language="en" fo:country="US" officeooo:rsid="000e4138" officeooo:paragraph-rsid="0016a791"/>
    </style:style>
    <style:style style:name="P12" style:family="paragraph" style:parent-style-name="Standard">
      <style:text-properties fo:language="en" fo:country="US" officeooo:rsid="000e4138" officeooo:paragraph-rsid="00289f63"/>
    </style:style>
    <style:style style:name="P13" style:family="paragraph" style:parent-style-name="Standard">
      <style:text-properties fo:language="en" fo:country="US" officeooo:rsid="000e4138" officeooo:paragraph-rsid="002a30cd"/>
    </style:style>
    <style:style style:name="P14" style:family="paragraph" style:parent-style-name="Standard">
      <style:text-properties officeooo:paragraph-rsid="00289f63"/>
    </style:style>
    <style:style style:name="P15" style:family="paragraph" style:parent-style-name="Standard">
      <style:text-properties officeooo:paragraph-rsid="002a30cd"/>
    </style:style>
    <style:style style:name="P16" style:family="paragraph" style:parent-style-name="Standard">
      <style:text-properties fo:color="#000000" style:font-name="Verdana" fo:font-size="10pt" officeooo:rsid="00200556" officeooo:paragraph-rsid="00289f63" style:font-size-asian="10pt" style:font-size-complex="10pt"/>
    </style:style>
    <style:style style:name="P17" style:family="paragraph" style:parent-style-name="Text_20_body">
      <style:text-properties fo:language="en" fo:country="US" officeooo:rsid="002ed589" officeooo:paragraph-rsid="002ed589"/>
    </style:style>
    <style:style style:name="P18" style:family="paragraph" style:parent-style-name="Text_20_body">
      <style:text-properties fo:color="#000000" style:font-name="Verdana" fo:font-size="10pt" officeooo:rsid="00200556" officeooo:paragraph-rsid="0039897e" style:font-size-asian="10pt" style:font-size-complex="10pt"/>
    </style:style>
    <style:style style:name="P19" style:family="paragraph" style:parent-style-name="Text_20_body">
      <style:text-properties fo:color="#000000" style:font-name="Verdana" fo:font-size="10pt" officeooo:rsid="003f82a8" officeooo:paragraph-rsid="0041bfef" style:font-size-asian="10pt" style:font-size-complex="10pt"/>
    </style:style>
    <style:style style:name="P20" style:family="paragraph" style:parent-style-name="Text_20_body">
      <style:text-properties style:font-name="Verdana1" fo:font-size="10pt" style:font-size-asian="10pt" style:font-size-complex="10pt"/>
    </style:style>
    <style:style style:name="P21" style:family="paragraph" style:parent-style-name="Heading">
      <style:text-properties officeooo:paragraph-rsid="00289f63"/>
    </style:style>
    <style:style style:name="P22" style:family="paragraph" style:parent-style-name="Title">
      <style:paragraph-properties fo:break-before="page"/>
    </style:style>
    <style:style style:name="P23" style:family="paragraph" style:parent-style-name="Table_20_Contents">
      <style:text-properties officeooo:rsid="000e4138" officeooo:paragraph-rsid="000e4138"/>
    </style:style>
    <style:style style:name="P24" style:family="paragraph" style:parent-style-name="Table_20_Contents">
      <style:paragraph-properties fo:text-align="center" style:justify-single-word="false"/>
      <style:text-properties officeooo:rsid="000e4138" officeooo:paragraph-rsid="000e4138"/>
    </style:style>
    <style:style style:name="P25" style:family="paragraph" style:parent-style-name="Table_20_Contents">
      <style:paragraph-properties fo:text-align="center" style:justify-single-word="false"/>
      <style:text-properties officeooo:rsid="000e4138" officeooo:paragraph-rsid="00289f63"/>
    </style:style>
    <style:style style:name="P26" style:family="paragraph" style:parent-style-name="Table_20_Contents">
      <style:paragraph-properties fo:text-align="center" style:justify-single-word="false"/>
      <style:text-properties officeooo:rsid="000e4138" officeooo:paragraph-rsid="002a30cd"/>
    </style:style>
    <style:style style:name="P27" style:family="paragraph" style:parent-style-name="Table_20_Contents">
      <style:paragraph-properties fo:text-align="end" style:justify-single-word="false"/>
      <style:text-properties officeooo:rsid="000e4138" officeooo:paragraph-rsid="00289f63"/>
    </style:style>
    <style:style style:name="P28" style:family="paragraph" style:parent-style-name="Table_20_Contents">
      <style:paragraph-properties fo:text-align="end" style:justify-single-word="false"/>
      <style:text-properties officeooo:rsid="000e4138" officeooo:paragraph-rsid="002a30cd"/>
    </style:style>
    <style:style style:name="P29" style:family="paragraph" style:parent-style-name="Table_20_Contents">
      <style:text-properties officeooo:rsid="000e4138" officeooo:paragraph-rsid="0022b3f1"/>
    </style:style>
    <style:style style:name="P30" style:family="paragraph" style:parent-style-name="Table_20_Contents">
      <style:text-properties officeooo:rsid="000e4138" officeooo:paragraph-rsid="00289f63"/>
    </style:style>
    <style:style style:name="P31" style:family="paragraph" style:parent-style-name="Table_20_Contents">
      <style:text-properties officeooo:rsid="000e4138" officeooo:paragraph-rsid="002a30cd"/>
    </style:style>
    <style:style style:name="P32" style:family="paragraph" style:parent-style-name="Table_20_Contents">
      <style:text-properties fo:language="en" fo:country="US" officeooo:rsid="000e4138" officeooo:paragraph-rsid="000e4138"/>
    </style:style>
    <style:style style:name="P33" style:family="paragraph" style:parent-style-name="Table_20_Contents">
      <style:text-properties fo:language="en" fo:country="US" officeooo:rsid="000e4138" officeooo:paragraph-rsid="00289f63"/>
    </style:style>
    <style:style style:name="P34" style:family="paragraph" style:parent-style-name="Table_20_Contents">
      <style:text-properties fo:language="en" fo:country="US" officeooo:rsid="000e4138" officeooo:paragraph-rsid="002a30cd"/>
    </style:style>
    <style:style style:name="P35" style:family="paragraph" style:parent-style-name="Table_20_Contents">
      <style:text-properties fo:language="en" fo:country="US" officeooo:rsid="000fc7e1" officeooo:paragraph-rsid="000fc7e1"/>
    </style:style>
    <style:style style:name="P36" style:family="paragraph" style:parent-style-name="Table_20_Contents">
      <style:text-properties fo:language="en" fo:country="US" officeooo:rsid="000fc7e1" officeooo:paragraph-rsid="00289f63"/>
    </style:style>
    <style:style style:name="P37" style:family="paragraph" style:parent-style-name="Table_20_Contents">
      <style:text-properties fo:language="en" fo:country="US" officeooo:rsid="000fc7e1" officeooo:paragraph-rsid="002a30cd"/>
    </style:style>
    <style:style style:name="P38" style:family="paragraph" style:parent-style-name="Table_20_Contents">
      <style:paragraph-properties fo:text-align="end" style:justify-single-word="false"/>
      <style:text-properties fo:language="en" fo:country="US" officeooo:rsid="000fc7e1" officeooo:paragraph-rsid="0011282d"/>
    </style:style>
    <style:style style:name="P39" style:family="paragraph" style:parent-style-name="Table_20_Contents">
      <style:paragraph-properties fo:text-align="end" style:justify-single-word="false"/>
      <style:text-properties fo:language="en" fo:country="US" officeooo:rsid="000fc7e1" officeooo:paragraph-rsid="00289f63"/>
    </style:style>
    <style:style style:name="P40" style:family="paragraph" style:parent-style-name="Table_20_Contents">
      <style:paragraph-properties fo:text-align="end" style:justify-single-word="false"/>
      <style:text-properties fo:language="en" fo:country="US" officeooo:rsid="000fc7e1" officeooo:paragraph-rsid="002a30cd"/>
    </style:style>
    <style:style style:name="P41" style:family="paragraph" style:parent-style-name="Table_20_Contents">
      <style:text-properties fo:language="en" fo:country="US" officeooo:rsid="0022cda7" officeooo:paragraph-rsid="00250684"/>
    </style:style>
    <style:style style:name="P42" style:family="paragraph" style:parent-style-name="Table_20_Contents">
      <style:text-properties fo:language="en" fo:country="US" officeooo:rsid="0022cda7" officeooo:paragraph-rsid="002a30cd"/>
    </style:style>
    <style:style style:name="P43" style:family="paragraph" style:parent-style-name="Table_20_Contents">
      <style:text-properties fo:language="en" fo:country="US" officeooo:rsid="0022cda7" officeooo:paragraph-rsid="0034f9c0"/>
    </style:style>
    <style:style style:name="P44" style:family="paragraph" style:parent-style-name="Table_20_Contents">
      <style:text-properties fo:language="en" fo:country="US" officeooo:rsid="00239dec" officeooo:paragraph-rsid="00250684"/>
    </style:style>
    <style:style style:name="P45" style:family="paragraph" style:parent-style-name="Table_20_Contents">
      <style:text-properties fo:language="en" fo:country="US" officeooo:rsid="00239dec" officeooo:paragraph-rsid="002a30cd"/>
    </style:style>
    <style:style style:name="P46" style:family="paragraph" style:parent-style-name="Table_20_Contents">
      <style:text-properties fo:language="en" fo:country="US" officeooo:rsid="00239dec" officeooo:paragraph-rsid="0033525e"/>
    </style:style>
    <style:style style:name="P47" style:family="paragraph" style:parent-style-name="Table_20_Contents">
      <style:text-properties fo:language="en" fo:country="US" officeooo:rsid="00239dec" officeooo:paragraph-rsid="0034f9c0"/>
    </style:style>
    <style:style style:name="P48" style:family="paragraph" style:parent-style-name="Table_20_Contents">
      <style:text-properties fo:language="en" fo:country="US" officeooo:rsid="0024395e" officeooo:paragraph-rsid="002a30cd"/>
    </style:style>
    <style:style style:name="P49" style:family="paragraph" style:parent-style-name="Table_20_Contents">
      <style:paragraph-properties fo:text-align="end" style:justify-single-word="false"/>
      <style:text-properties fo:language="en" fo:country="US" officeooo:rsid="0011282d" officeooo:paragraph-rsid="0011282d"/>
    </style:style>
    <style:style style:name="P50" style:family="paragraph" style:parent-style-name="Table_20_Contents">
      <style:paragraph-properties fo:text-align="end" style:justify-single-word="false"/>
      <style:text-properties fo:language="en" fo:country="US" officeooo:rsid="0011282d" officeooo:paragraph-rsid="00289f63"/>
    </style:style>
    <style:style style:name="P51" style:family="paragraph" style:parent-style-name="Table_20_Contents">
      <style:paragraph-properties fo:text-align="end" style:justify-single-word="false"/>
      <style:text-properties fo:language="en" fo:country="US" officeooo:rsid="0011282d" officeooo:paragraph-rsid="002a30cd"/>
    </style:style>
    <style:style style:name="P52" style:family="paragraph" style:parent-style-name="Table_20_Contents">
      <style:paragraph-properties fo:text-align="center" style:justify-single-word="false"/>
      <style:text-properties officeooo:rsid="000f3eb9" officeooo:paragraph-rsid="000f3eb9"/>
    </style:style>
    <style:style style:name="P53" style:family="paragraph" style:parent-style-name="Table_20_Contents">
      <style:paragraph-properties fo:text-align="center" style:justify-single-word="false"/>
      <style:text-properties officeooo:rsid="000f3eb9" officeooo:paragraph-rsid="00289f63"/>
    </style:style>
    <style:style style:name="P54" style:family="paragraph" style:parent-style-name="Table_20_Contents">
      <style:paragraph-properties fo:text-align="center" style:justify-single-word="false"/>
      <style:text-properties officeooo:rsid="000f3eb9" officeooo:paragraph-rsid="002a30cd"/>
    </style:style>
    <style:style style:name="P55" style:family="paragraph" style:parent-style-name="Table_20_Contents">
      <style:paragraph-properties fo:text-align="center" style:justify-single-word="false"/>
      <style:text-properties officeooo:rsid="000fc7e1" officeooo:paragraph-rsid="000fc7e1"/>
    </style:style>
    <style:style style:name="P56" style:family="paragraph" style:parent-style-name="Table_20_Contents">
      <style:paragraph-properties fo:text-align="center" style:justify-single-word="false"/>
      <style:text-properties officeooo:rsid="000fc7e1" officeooo:paragraph-rsid="00289f63"/>
    </style:style>
    <style:style style:name="P57" style:family="paragraph" style:parent-style-name="Table_20_Contents">
      <style:paragraph-properties fo:text-align="center" style:justify-single-word="false"/>
      <style:text-properties officeooo:rsid="000fc7e1" officeooo:paragraph-rsid="002a30cd"/>
    </style:style>
    <style:style style:name="P58" style:family="paragraph" style:parent-style-name="Table_20_Contents">
      <style:text-properties officeooo:rsid="0022cda7" officeooo:paragraph-rsid="002a30cd"/>
    </style:style>
    <style:style style:name="P59" style:family="paragraph" style:parent-style-name="Table_20_Contents">
      <style:text-properties officeooo:rsid="0026a5fe" officeooo:paragraph-rsid="0026a5fe"/>
    </style:style>
    <style:style style:name="P60" style:family="paragraph" style:parent-style-name="Table_20_Contents">
      <style:text-properties officeooo:paragraph-rsid="0026a5fe"/>
    </style:style>
    <style:style style:name="P61" style:family="paragraph" style:parent-style-name="Table_20_Contents">
      <style:text-properties officeooo:paragraph-rsid="00289f63"/>
    </style:style>
    <style:style style:name="P62" style:family="paragraph" style:parent-style-name="Table_20_Contents">
      <style:text-properties officeooo:paragraph-rsid="002a30cd"/>
    </style:style>
    <style:style style:name="P63" style:family="paragraph" style:parent-style-name="Table_20_Contents">
      <style:text-properties officeooo:rsid="003a4370" officeooo:paragraph-rsid="003a4370"/>
    </style:style>
    <style:style style:name="P64" style:family="paragraph" style:parent-style-name="Table_20_Contents">
      <style:text-properties officeooo:paragraph-rsid="00325758"/>
    </style:style>
    <style:style style:name="P65" style:family="paragraph" style:parent-style-name="Table_20_Contents">
      <style:paragraph-properties fo:margin-left="0.4925in" fo:margin-right="0in" fo:text-indent="0in" style:auto-text-indent="false"/>
      <style:text-properties fo:language="en" fo:country="US" officeooo:rsid="0034f9c0" officeooo:paragraph-rsid="0034f9c0"/>
    </style:style>
    <style:style style:name="P66" style:family="paragraph" style:parent-style-name="Table_20_Contents">
      <style:paragraph-properties fo:margin-left="0.4925in" fo:margin-right="0in" fo:text-indent="0in" style:auto-text-indent="false"/>
      <style:text-properties fo:language="en" fo:country="US" officeooo:rsid="0034f9c0" officeooo:paragraph-rsid="00421879"/>
    </style:style>
    <style:style style:name="P67" style:family="paragraph" style:parent-style-name="Table_20_Contents">
      <style:paragraph-properties fo:margin-left="0.4925in" fo:margin-right="0in" fo:text-indent="0in" style:auto-text-indent="false"/>
      <style:text-properties fo:language="en" fo:country="US" officeooo:rsid="00250684" officeooo:paragraph-rsid="0033525e"/>
    </style:style>
    <style:style style:name="P68" style:family="paragraph" style:parent-style-name="Table_20_Contents">
      <style:paragraph-properties fo:margin-left="0.4925in" fo:margin-right="0in" fo:text-indent="0in" style:auto-text-indent="false"/>
      <style:text-properties officeooo:rsid="003a4370" officeooo:paragraph-rsid="003a4370"/>
    </style:style>
    <style:style style:name="P69" style:family="paragraph" style:parent-style-name="Table_20_Contents">
      <style:paragraph-properties fo:margin-left="0.4925in" fo:margin-right="0in" fo:text-indent="0in" style:auto-text-indent="false"/>
      <style:text-properties officeooo:rsid="003bb7f1" officeooo:paragraph-rsid="003bb7f1"/>
    </style:style>
    <style:style style:name="P70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250684" officeooo:paragraph-rsid="00405d28"/>
    </style:style>
    <style:style style:name="P71" style:family="paragraph" style:parent-style-name="Table_20_Contents">
      <style:paragraph-properties fo:margin-left="0in" fo:margin-right="0in" fo:text-indent="0in" style:auto-text-indent="false"/>
      <style:text-properties officeooo:paragraph-rsid="0041e1dc"/>
    </style:style>
    <style:style style:name="P72" style:family="paragraph" style:parent-style-name="Standard" style:list-style-name="L1">
      <style:text-properties style:font-name="Verdana1" officeooo:paragraph-rsid="00289f63"/>
    </style:style>
    <style:style style:name="P73" style:family="paragraph" style:parent-style-name="Standard" style:list-style-name="L1">
      <style:text-properties style:font-name="Verdana1" officeooo:rsid="0014ce68" officeooo:paragraph-rsid="00289f63"/>
    </style:style>
    <style:style style:name="P74" style:family="paragraph" style:parent-style-name="Standard" style:list-style-name="L2">
      <style:text-properties style:font-name="Verdana1" fo:font-size="10pt" fo:language="en" fo:country="US" officeooo:rsid="0012651e" officeooo:paragraph-rsid="00289f63" style:font-size-asian="10pt" style:font-size-complex="10pt"/>
    </style:style>
    <style:style style:name="P75" style:family="paragraph" style:parent-style-name="Standard">
      <style:text-properties officeooo:paragraph-rsid="002a30cd"/>
    </style:style>
    <style:style style:name="P76" style:family="paragraph" style:parent-style-name="Standard">
      <style:text-properties fo:language="en" fo:country="US" officeooo:rsid="000e4138" officeooo:paragraph-rsid="0043cdfd"/>
    </style:style>
    <style:style style:name="P77" style:family="paragraph" style:parent-style-name="Standard">
      <style:paragraph-properties fo:text-align="end" style:justify-single-word="false"/>
      <style:text-properties fo:language="en" fo:country="US" officeooo:rsid="0011282d" officeooo:paragraph-rsid="0043cdfd"/>
    </style:style>
    <style:style style:name="P78" style:family="paragraph" style:parent-style-name="Standard">
      <style:paragraph-properties fo:text-align="center" style:justify-single-word="false"/>
      <style:text-properties officeooo:rsid="000e4138" officeooo:paragraph-rsid="0043cdfd"/>
    </style:style>
    <style:style style:name="P79" style:family="paragraph" style:parent-style-name="Standard">
      <style:text-properties officeooo:rsid="000e4138" officeooo:paragraph-rsid="0043cdfd"/>
    </style:style>
    <style:style style:name="P80" style:family="paragraph" style:parent-style-name="Standard">
      <style:text-properties officeooo:paragraph-rsid="0043cdfd"/>
    </style:style>
    <style:style style:name="P81" style:family="paragraph" style:parent-style-name="Table_20_Contents">
      <style:text-properties officeooo:rsid="0022cda7" officeooo:paragraph-rsid="0022cda7"/>
    </style:style>
    <style:style style:name="P82" style:family="paragraph" style:parent-style-name="Table_20_Contents">
      <style:text-properties officeooo:rsid="0022cda7" officeooo:paragraph-rsid="00289f63"/>
    </style:style>
    <style:style style:name="P83" style:family="paragraph" style:parent-style-name="Table_20_Contents">
      <style:text-properties fo:language="en" fo:country="US" officeooo:rsid="0022cda7" officeooo:paragraph-rsid="00405d28"/>
    </style:style>
    <style:style style:name="P84" style:family="paragraph" style:parent-style-name="Table_20_Contents">
      <style:text-properties fo:language="en" fo:country="US" officeooo:rsid="00405d28" officeooo:paragraph-rsid="00405d28"/>
    </style:style>
    <style:style style:name="P85" style:family="paragraph" style:parent-style-name="Table_20_Contents">
      <style:text-properties fo:language="en" fo:country="US" officeooo:rsid="00405d28" officeooo:paragraph-rsid="0041e1dc"/>
    </style:style>
    <style:style style:name="P86" style:family="paragraph" style:parent-style-name="Table_20_Contents">
      <style:text-properties fo:language="en" fo:country="US" officeooo:rsid="003d5bf1" officeooo:paragraph-rsid="0043cdfd"/>
    </style:style>
    <style:style style:name="P87" style:family="paragraph" style:parent-style-name="Table_20_Contents">
      <style:paragraph-properties fo:text-align="end" style:justify-single-word="false"/>
      <style:text-properties fo:language="en" fo:country="US" officeooo:rsid="000fc7e1" officeooo:paragraph-rsid="0043cdfd"/>
    </style:style>
    <style:style style:name="P88" style:family="paragraph" style:parent-style-name="Table_20_Contents">
      <style:text-properties fo:language="en" fo:country="US" officeooo:rsid="000fc7e1" officeooo:paragraph-rsid="0043cdfd"/>
    </style:style>
    <style:style style:name="P89" style:family="paragraph" style:parent-style-name="Table_20_Contents">
      <style:text-properties fo:language="en" fo:country="US" officeooo:rsid="000e4138" officeooo:paragraph-rsid="0043cdfd"/>
    </style:style>
    <style:style style:name="P90" style:family="paragraph" style:parent-style-name="Table_20_Contents">
      <style:paragraph-properties fo:text-align="end" style:justify-single-word="false"/>
      <style:text-properties fo:language="en" fo:country="US" officeooo:rsid="0011282d" officeooo:paragraph-rsid="0043cdfd"/>
    </style:style>
    <style:style style:name="P91" style:family="paragraph" style:parent-style-name="Table_20_Contents">
      <style:text-properties fo:language="en" fo:country="US" officeooo:rsid="00239dec" officeooo:paragraph-rsid="0043cdfd"/>
    </style:style>
    <style:style style:name="P92" style:family="paragraph" style:parent-style-name="Table_20_Contents">
      <style:paragraph-properties fo:text-align="center" style:justify-single-word="false"/>
      <style:text-properties officeooo:rsid="000e4138" officeooo:paragraph-rsid="0043cdfd"/>
    </style:style>
    <style:style style:name="P93" style:family="paragraph" style:parent-style-name="Table_20_Contents">
      <style:paragraph-properties fo:text-align="end" style:justify-single-word="false"/>
      <style:text-properties officeooo:rsid="000e4138" officeooo:paragraph-rsid="0043cdfd"/>
    </style:style>
    <style:style style:name="P94" style:family="paragraph" style:parent-style-name="Table_20_Contents">
      <style:text-properties officeooo:rsid="000e4138" officeooo:paragraph-rsid="0043cdfd"/>
    </style:style>
    <style:style style:name="P95" style:family="paragraph" style:parent-style-name="Table_20_Contents">
      <style:paragraph-properties fo:text-align="center" style:justify-single-word="false"/>
      <style:text-properties officeooo:rsid="000f3eb9" officeooo:paragraph-rsid="0043cdfd"/>
    </style:style>
    <style:style style:name="P96" style:family="paragraph" style:parent-style-name="Table_20_Contents">
      <style:text-properties officeooo:rsid="003d5bf1" officeooo:paragraph-rsid="0043cdfd"/>
    </style:style>
    <style:style style:name="P97" style:family="paragraph" style:parent-style-name="Table_20_Contents">
      <style:text-properties officeooo:rsid="003ee2b5" officeooo:paragraph-rsid="0043cdfd"/>
    </style:style>
    <style:style style:name="P98" style:family="paragraph" style:parent-style-name="Table_20_Contents">
      <style:paragraph-properties fo:text-align="center" style:justify-single-word="false"/>
      <style:text-properties officeooo:rsid="000fc7e1" officeooo:paragraph-rsid="0043cdfd"/>
    </style:style>
    <style:style style:name="P99" style:family="paragraph" style:parent-style-name="Table_20_Contents">
      <style:text-properties officeooo:paragraph-rsid="0043cdfd"/>
    </style:style>
    <style:style style:name="P100" style:family="paragraph" style:parent-style-name="Table_20_Contents">
      <style:paragraph-properties fo:margin-left="0.4925in" fo:margin-right="0in" fo:text-indent="0in" style:auto-text-indent="false"/>
      <style:text-properties fo:language="en" fo:country="US" officeooo:rsid="003ee2b5" officeooo:paragraph-rsid="0043cdfd"/>
    </style:style>
    <style:style style:name="P101" style:family="paragraph" style:parent-style-name="Table_20_Contents">
      <style:paragraph-properties fo:margin-left="0.4925in" fo:margin-right="0in" fo:text-indent="0in" style:auto-text-indent="false"/>
      <style:text-properties fo:language="en" fo:country="US" officeooo:rsid="0043c35d" officeooo:paragraph-rsid="0043cdfd"/>
    </style:style>
    <style:style style:name="P102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3ee2b5" officeooo:paragraph-rsid="0043cdfd"/>
    </style:style>
    <style:style style:name="P103" style:family="paragraph" style:parent-style-name="Header">
      <style:paragraph-properties fo:text-align="start" style:justify-single-word="false"/>
      <style:text-properties fo:color="#00ccff" fo:language="en" fo:country="US" fo:font-style="normal" officeooo:rsid="001d4732" officeooo:paragraph-rsid="001d4732" style:font-style-asian="normal" style:font-style-complex="normal"/>
    </style:style>
    <style:style style:name="P104" style:family="paragraph" style:parent-style-name="Heading_20_2">
      <style:text-properties fo:font-style="normal" style:font-style-asian="normal" style:font-style-complex="normal"/>
    </style:style>
    <style:style style:name="P105" style:family="paragraph" style:parent-style-name="Heading_20_3">
      <style:text-properties officeooo:paragraph-rsid="0041bfef"/>
    </style:style>
    <style:style style:name="P106" style:family="paragraph" style:parent-style-name="Heading_20_3">
      <style:text-properties fo:color="#000000"/>
    </style:style>
    <style:style style:name="P107" style:family="paragraph" style:parent-style-name="Heading_20_3">
      <style:text-properties fo:color="#000000" style:font-name="Arial" fo:font-size="14pt" officeooo:paragraph-rsid="0039897e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a791"/>
    </style:style>
    <style:style style:name="T3" style:family="text">
      <style:text-properties fo:language="en" fo:country="US" officeooo:rsid="0019e131"/>
    </style:style>
    <style:style style:name="T4" style:family="text">
      <style:text-properties fo:language="en" fo:country="US" officeooo:rsid="001b3e0f"/>
    </style:style>
    <style:style style:name="T5" style:family="text">
      <style:text-properties fo:language="en" fo:country="US" officeooo:rsid="001d2cf9"/>
    </style:style>
    <style:style style:name="T6" style:family="text">
      <style:text-properties fo:language="en" fo:country="US" officeooo:rsid="0022b3f1"/>
    </style:style>
    <style:style style:name="T7" style:family="text">
      <style:text-properties fo:language="en" fo:country="US" officeooo:rsid="0026a5fe"/>
    </style:style>
    <style:style style:name="T8" style:family="text">
      <style:text-properties fo:language="en" fo:country="US" officeooo:rsid="002bb176"/>
    </style:style>
    <style:style style:name="T9" style:family="text">
      <style:text-properties fo:language="en" fo:country="US" officeooo:rsid="002ed589"/>
    </style:style>
    <style:style style:name="T10" style:family="text">
      <style:text-properties fo:language="en" fo:country="US" officeooo:rsid="003090ac"/>
    </style:style>
    <style:style style:name="T11" style:family="text">
      <style:text-properties fo:language="en" fo:country="US" officeooo:rsid="00405d28"/>
    </style:style>
    <style:style style:name="T12" style:family="text">
      <style:text-properties fo:language="en" fo:country="US" officeooo:rsid="0034f9c0"/>
    </style:style>
    <style:style style:name="T13" style:family="text">
      <style:text-properties fo:language="en" fo:country="US" officeooo:rsid="0041e1dc"/>
    </style:style>
    <style:style style:name="T14" style:family="text">
      <style:text-properties fo:color="#c5000b" fo:language="en" fo:country="US" officeooo:rsid="000fc7e1"/>
    </style:style>
    <style:style style:name="T15" style:family="text">
      <style:text-properties fo:color="#c5000b" fo:language="en" fo:country="US" officeooo:rsid="0022b3f1"/>
    </style:style>
    <style:style style:name="T16" style:family="text">
      <style:text-properties fo:color="#c5000b" fo:language="en" fo:country="US" officeooo:rsid="00250684"/>
    </style:style>
    <style:style style:name="T17" style:family="text">
      <style:text-properties fo:color="#c5000b" fo:language="en" fo:country="US" officeooo:rsid="00289f63"/>
    </style:style>
    <style:style style:name="T18" style:family="text">
      <style:text-properties fo:color="#c5000b" fo:language="en" fo:country="US" officeooo:rsid="002a30cd"/>
    </style:style>
    <style:style style:name="T19" style:family="text">
      <style:text-properties fo:color="#c5000b" fo:language="en" fo:country="US" officeooo:rsid="002a5f7b"/>
    </style:style>
    <style:style style:name="T20" style:family="text">
      <style:text-properties fo:color="#c5000b" fo:language="en" fo:country="US" officeooo:rsid="003d5bf1"/>
    </style:style>
    <style:style style:name="T21" style:family="text">
      <style:text-properties fo:color="#c5000b" fo:language="en" fo:country="US" officeooo:rsid="003ee2b5"/>
    </style:style>
    <style:style style:name="T22" style:family="text">
      <style:text-properties fo:color="#c5000b" fo:language="en" fo:country="US" officeooo:rsid="0043c35d"/>
    </style:style>
    <style:style style:name="T23" style:family="text">
      <style:text-properties fo:color="#000000" fo:font-size="10pt" style:font-size-asian="10pt" style:font-size-complex="10pt"/>
    </style:style>
    <style:style style:name="T24" style:family="text">
      <style:text-properties fo:color="#000000" fo:font-size="10pt" officeooo:rsid="0014ce68" style:font-size-asian="10pt" style:font-size-complex="10pt"/>
    </style:style>
    <style:style style:name="T25" style:family="text">
      <style:text-properties fo:color="#000000" fo:font-size="10pt" officeooo:rsid="0012651e" style:font-size-asian="10pt" style:font-size-complex="10pt"/>
    </style:style>
    <style:style style:name="T26" style:family="text">
      <style:text-properties fo:color="#000000" style:font-name="Arial" fo:font-size="14pt" fo:language="en" fo:country="US" officeooo:rsid="0041bfef" style:font-size-asian="14pt" style:font-size-complex="14pt"/>
    </style:style>
    <style:style style:name="T27" style:family="text">
      <style:text-properties fo:color="#000000" style:font-name="Arial" fo:font-size="14pt" style:font-size-asian="14pt" style:font-size-complex="14pt"/>
    </style:style>
    <style:style style:name="T28" style:family="text">
      <style:text-properties officeooo:rsid="00250684"/>
    </style:style>
    <style:style style:name="T29" style:family="text">
      <style:text-properties officeooo:rsid="0026a5fe"/>
    </style:style>
    <style:style style:name="T30" style:family="text">
      <style:text-properties officeooo:rsid="00364fb6"/>
    </style:style>
    <style:style style:name="T31" style:family="text">
      <style:text-properties officeooo:rsid="00405d28"/>
    </style:style>
    <style:style style:name="T32" style:family="text">
      <style:text-properties officeooo:rsid="003f82a8"/>
    </style:style>
    <style:style style:name="T33" style:family="text">
      <style:text-properties officeooo:rsid="0041bfef"/>
    </style:style>
    <style:style style:name="T34" style:family="text">
      <style:text-properties officeooo:rsid="003fbd36"/>
    </style:style>
    <style:style style:name="T35" style:family="text">
      <style:text-properties officeooo:rsid="003d5bf1"/>
    </style:style>
    <style:style style:name="T36" style:family="text">
      <style:text-properties officeooo:rsid="003ee2b5"/>
    </style:style>
    <style:style style:name="T37" style:family="text">
      <style:text-properties officeooo:rsid="0043c3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st Case<text:span text:style-name="T9">s</text:span></text:p>
      <text:p text:style-name="P17"/>
      <text:p text:style-name="P17">[Sisu<text:span text:style-name="T33">kord</text:span>]!!!</text:p>
      <text:p text:style-name="P21"/>
      <text:h text:style-name="P104" text:outline-level="2"><text:span text:style-name="T1">D</text:span>efinition<text:span text:style-name="T10">s:</text:span></text:h>
      <text:h text:style-name="P105" text:outline-level="3"><text:span text:style-name="T26">Input</text:span><text:span text:style-name="T27"> </text:span></text:h>
      <text:p text:style-name="P19">Specify the data used for a particular test or if it is a lot of data, point to a file where this data is stored.</text:p>
      <text:h text:style-name="Heading_20_3" text:outline-level="3">Status</text:h>
      <text:list xml:id="list6466816109852969020" text:style-name="L1">
        <text:list-item>
          <text:p text:style-name="P72"><text:span text:style-name="T24">Passed (</text:span><text:span text:style-name="T24"><draw:frame draw:style-name="fr2" draw:name="Picture 11" text:anchor-type="as-char" svg:width="0.1665in" svg:height="0.1665in" draw:z-index="7"><draw:image xlink:href="Pictures/1000020000000010000000103E92F5BD.gif" xlink:type="simple" xlink:show="embed" xlink:actuate="onLoad"/></draw:frame></text:span><text:span text:style-name="T24">) </text:span><text:span text:style-name="T25">– </text:span><text:span text:style-name="T24">A test is deemed to pass if its actual result matches its expected result.</text:span></text:p>
        </text:list-item>
        <text:list-item>
          <text:p text:style-name="P73"><text:span text:style-name="T23">Failed (</text:span><text:span text:style-name="T23"><draw:frame draw:style-name="fr2" draw:name="Picture 7" text:anchor-type="as-char" svg:width="0.1665in" svg:height="0.1665in" draw:z-index="8"><draw:image xlink:href="Pictures/1000020000000010000000106F442B6E.gif" xlink:type="simple" xlink:show="embed" xlink:actuate="onLoad"/></draw:frame></text:span><text:span text:style-name="T23">) </text:span><text:span text:style-name="T25">– </text:span><text:span text:style-name="T23">A test is deemed to fail if its actual result does not match its expected result.</text:span></text:p>
        </text:list-item>
        <text:list-item>
          <text:p text:style-name="P73"><text:span text:style-name="T23">Blocked (</text:span><text:span text:style-name="T23"><draw:frame draw:style-name="fr2" draw:name="Picture 5" text:anchor-type="as-char" svg:width="0.1665in" svg:height="0.1665in" draw:z-index="9"><draw:image xlink:href="Pictures/100002000000001000000010D8E3F61D.gif" xlink:type="simple" xlink:show="embed" xlink:actuate="onLoad"/></draw:frame></text:span><text:span text:style-name="T23">) </text:span><text:span text:style-name="T25">– </text:span><text:span text:style-name="T23">A test case that cannot be executed because the preconditions for its execution are not fulfilled.</text:span></text:p>
        </text:list-item>
        <text:list-item>
          <text:p text:style-name="P73"><text:span text:style-name="T23">Error (</text:span><text:span text:style-name="T23"><draw:frame draw:style-name="fr2" draw:name="Picture 6" text:anchor-type="as-char" svg:width="0.1665in" svg:height="0.1665in" draw:z-index="10"><draw:image xlink:href="Pictures/100002000000001000000010148726AA.gif" xlink:type="simple" xlink:show="embed" xlink:actuate="onLoad"/></draw:frame></text:span><text:span text:style-name="T23">) </text:span><text:span text:style-name="T25">– </text:span><text:span text:style-name="T23">A test produces the Error result when there is a problem executing the test itself (for example, a network error or a mistake in the test script that makes it impossible to continue).</text:span></text:p>
        </text:list-item>
      </text:list>
      <text:h text:style-name="Heading_20_3" text:outline-level="3">Severity</text:h>
      <text:list xml:id="list6995856568063538345" text:style-name="L2">
        <text:list-item>
          <text:p text:style-name="P74">Blocker(S1) – Catastrophic bug or showstopper. Causes system crash, data corruption, irreparable harm, etc.</text:p>
        </text:list-item>
        <text:list-item>
          <text:p text:style-name="P74">Critical(S2) – <text:s/>Critical bug in important function. No reasonable workaround.</text:p>
        </text:list-item>
        <text:list-item>
          <text:p text:style-name="P74">Major(S3) – Major bug but has viable workaround.</text:p>
        </text:list-item>
        <text:list-item>
          <text:p text:style-name="P74">Minor(S4) – Minor bug with trivial impact.</text:p>
        </text:list-item>
      </text:list>
      <text:p text:style-name="P16"/>
      <text:h text:style-name="P106" text:outline-level="3">Comment</text:h>
      <text:p text:style-name="P20">Write additional information for e.g. the actual result occurs only under a particular condition or a defect is reproducible only sometimes. </text:p>
      <text:p text:style-name="P20">This information gives the developer/client additional info about the feature behaviour which can be very useful in determining the root cause of a problem. </text:p>
      <text:p text:style-name="P20">It is especially useful for ”failed” cases, but also serves as a feedback if additional observation is mentioned in the “passed” cases.</text:p>
      <text:h text:style-name="P107" text:outline-level="3">Elapsed </text:h>
      <text:p text:style-name="P18">How long the test took.<text:span text:style-name="T32">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29"><text:span text:style-name="T6">Id</text:span> : <text:span text:style-name="T15">TC-</text:span><text:span text:style-name="T14">44.1.</text:span><text:span text:style-name="T17">1</text:span></text:p>
          </table:table-cell>
          <table:table-cell table:style-name="Table1.A1" office:value-type="string">
            <text:p text:style-name="P23"><text:span text:style-name="T4">Prog</text:span><text:span text:style-name="T3">. vers</text:span>: <text:span text:style-name="T14">1.0.0.0</text:span></text:p>
          </table:table-cell>
          <table:table-cell table:style-name="Table1.C1" table:number-columns-spanned="3" office:value-type="string">
            <text:p text:style-name="P29"><text:span text:style-name="T6">N</text:span>ame<text:span text:style-name="T1">: </text:span><text:span text:style-name="T15">Multilanguage (e</text:span><text:span text:style-name="T14">stonian) - </text:span><text:span text:style-name="T15">Add </text:span><text:span text:style-name="T16">customer</text:span><text:span text:style-name="T15"> c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Related requirement(s)</text:p>
          </table:table-cell>
          <table:table-cell table:style-name="Table1.B2" table:number-columns-spanned="4" office:value-type="string">
            <text:p text:style-name="Table_20_Contents"/>
            <text:p text:style-name="Table_20_Contents"/>
            <text:p text:style-name="P81">REQ50- Make POS system multilingual.</text:p>
            <text:p text:style-name="P83">Add new customer card in estonian interface. Translation quality.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2">Input that is used for the test to verify the functionality</text:p>
          </table:table-cell>
          <table:table-cell table:style-name="Table1.B3" table:number-columns-spanned="4" office:value-type="string">
            <text:p text:style-name="Table_20_Contents"/>
            <text:p text:style-name="P84">Client Name: Hans Ray</text:p>
            <text:p text:style-name="P70"><text:span text:style-name="T31">V</text:span>alidity period: 3 years</text:p>
            <text:p text:style-name="P70"><text:span text:style-name="T31">D</text:span>iscount: 5%;</text:p>
            <text:p text:style-name="P70"><text:span text:style-name="T31">S</text:span>tatus: activated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2">Steps performed during the verification process</text:p>
          </table:table-cell>
          <table:table-cell table:style-name="Table1.B4" table:number-columns-spanned="4" office:value-type="string">
            <text:p text:style-name="P41">1. <text:span text:style-name="T28">Enter into system under your username and password.</text:span></text:p>
            <text:p text:style-name="P44">2. <text:span text:style-name="T28">Choose in the menu "Add new customer card" (Lisa kliendi kaart).</text:span></text:p>
            <text:p text:style-name="P46">3. <text:span text:style-name="T28">In the opened window: </text:span></text:p>
            <text:p text:style-name="P67">choose the client;</text:p>
            <text:p text:style-name="P67">check validity period of 3 years;</text:p>
            <text:p text:style-name="P67">establish a discount of 5%;</text:p>
            <text:p text:style-name="P67">put the status – activated.</text:p>
            <text:p text:style-name="P44">4. <text:span text:style-name="T28">Press button "Create".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4">Expected results</text:p>
          </table:table-cell>
          <table:table-cell table:style-name="Table1.B5" table:number-columns-spanned="4" office:value-type="string">
            <text:p text:style-name="P59">All texts must be in Estonian language.</text:p>
            <text:p text:style-name="P59">All texts must be in the correct place and not to be cut off and also not to run into other inscriptions.</text:p>
            <text:p text:style-name="P59">After press onto button "Create": </text:p>
            <text:p text:style-name="P59"><text:span text:style-name="T1">1) T</text:span>he message on creation of the new card has to be in Estonian language.</text:p>
            <text:p text:style-name="P60"><text:span text:style-name="T7">2) </text:span><text:span text:style-name="T29">Number of the card has to settle down in necessary (logically correct place) messages.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5">Post <text:span text:style-name="T5">c</text:span>onditions</text:p>
          </table:table-cell>
          <table:table-cell table:style-name="Table1.B6" table:number-columns-spanned="4" office:value-type="string">
            <text:p text:style-name="P35">None</text:p>
          </table:table-cell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24">Status:</text:p>
          </table:table-cell>
          <table:table-cell table:style-name="Table1.B7" office:value-type="string">
            <text:p text:style-name="P32">( <text:s/>) Passed</text:p>
          </table:table-cell>
          <table:table-cell table:style-name="Table1.C7" office:value-type="string">
            <text:p text:style-name="P11">( <text:s/>) Failed</text:p>
          </table:table-cell>
          <table:table-cell table:style-name="Table1.D7" office:value-type="string">
            <text:p text:style-name="P11">( <text:s/>) Blocked</text:p>
          </table:table-cell>
          <table:table-cell table:style-name="Table1.E7" office:value-type="string">
            <text:p text:style-name="P2"><text:span text:style-name="T1">( <text:s/>) </text:span><text:span text:style-name="T2">Error</text:span></text:p>
          </table:table-cell>
        </table:table-row>
        <table:table-row>
          <table:table-cell table:style-name="Table1.A8" office:value-type="string">
            <text:p text:style-name="P24">Severity:</text:p>
          </table:table-cell>
          <table:table-cell table:style-name="Table1.B8" office:value-type="string">
            <text:p text:style-name="P32">( <text:s/>) Blocker</text:p>
          </table:table-cell>
          <table:table-cell table:style-name="Table1.C8" office:value-type="string">
            <text:p text:style-name="P32">( <text:s/>) Critical</text:p>
          </table:table-cell>
          <table:table-cell table:style-name="Table1.D8" office:value-type="string">
            <text:p text:style-name="P32">( <text:s/>) Major</text:p>
          </table:table-cell>
          <table:table-cell table:style-name="Table1.E8" office:value-type="string">
            <text:p text:style-name="P32">( <text:s/>) Minor</text:p>
          </table:table-cell>
        </table:table-row>
        <table:table-row>
          <table:table-cell table:style-name="Table1.A2" office:value-type="string">
            <text:p text:style-name="P24">Comment</text:p>
          </table:table-cell>
          <table:table-cell table:style-name="Table1.B9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Elapsed: </text:p>
          </table:table-cell>
          <table:table-cell table:style-name="Table1.B10" office:value-type="string">
            <text:p text:style-name="P3">… <text:s text:c="2"/><text:span text:style-name="T1">min</text:span></text:p>
          </table:table-cell>
          <table:table-cell table:style-name="Table1.C10" office:value-type="string">
            <text:p text:style-name="Table_20_Contents"/>
          </table:table-cell>
          <table:table-cell table:style-name="Table1.D10" office:value-type="string">
            <text:p text:style-name="P7">Date and time:</text:p>
          </table:table-cell>
          <table:table-cell table:style-name="Table1.E10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38">Tester name:</text:p>
          </table:table-cell>
          <table:table-cell table:style-name="Table1.B11" table:number-columns-spanned="2" office:value-type="string">
            <text:p text:style-name="P49"><text:s/></text:p>
          </table:table-cell>
          <table:covered-table-cell/>
          <table:table-cell table:style-name="Table1.D11" office:value-type="string">
            <text:p text:style-name="P7">Signature:</text:p>
          </table:table-cell>
          <table:table-cell table:style-name="Table1.E11" office:value-type="string">
            <text:p text:style-name="Standard"/>
          </table:table-cell>
        </table:table-row>
      </table:table>
      <text:p text:style-name="P10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0"><text:span text:style-name="T6">Id</text:span> : <text:span text:style-name="T15">TC-</text:span><text:span text:style-name="T14">44.1.</text:span><text:span text:style-name="T17">2</text:span></text:p>
          </table:table-cell>
          <table:table-cell table:style-name="Table2.A1" office:value-type="string">
            <text:p text:style-name="P30"><text:span text:style-name="T4">Prog</text:span><text:span text:style-name="T3">. vers</text:span>: <text:span text:style-name="T14">1.0.0.0</text:span></text:p>
          </table:table-cell>
          <table:table-cell table:style-name="Table2.C1" table:number-columns-spanned="3" office:value-type="string">
            <text:p text:style-name="P30"><text:span text:style-name="T6">N</text:span>ame<text:span text:style-name="T1">: </text:span><text:span text:style-name="T15">Multilanguage (e</text:span><text:span text:style-name="T14">stonian) - </text:span><text:span text:style-name="T15">Add </text:span><text:span text:style-name="T16">customer</text:span><text:span text:style-name="T15"> card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5">Related requirement(s)</text:p>
          </table:table-cell>
          <table:table-cell table:style-name="Table2.B2" table:number-columns-spanned="4" office:value-type="string">
            <text:p text:style-name="P61"/>
            <text:p text:style-name="P61"/>
            <text:p text:style-name="P82">REQ50- Make POS system multilingual.</text:p>
            <text:p text:style-name="P83">Correctness of the translation of error messages for “Add new customer card”</text:p>
            <text:p text:style-name="P61"/>
            <text:p text:style-name="P61"/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3">Input that is used for the test to verify the functionality</text:p>
          </table:table-cell>
          <table:table-cell table:style-name="Table2.B3" table:number-columns-spanned="4" office:value-type="string">
            <text:p text:style-name="P61"/>
            <text:p text:style-name="P61"/>
            <text:p text:style-name="P85">Client Name: Hans Ray</text:p>
            <text:p text:style-name="P71"><text:span text:style-name="T13">V</text:span><text:span text:style-name="T11">alidity period: </text:span><text:span text:style-name="T12">minus 1 year</text:span></text:p>
            <text:p text:style-name="P71"><text:span text:style-name="T13">D</text:span><text:span text:style-name="T12">iscount: 0%, 11%, 26%</text:span></text:p>
            <text:p text:style-name="P64"/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3">Steps performed during the verification process</text:p>
          </table:table-cell>
          <table:table-cell table:style-name="Table2.B4" table:number-columns-spanned="4" office:value-type="string">
            <text:p text:style-name="P43">1. <text:span text:style-name="T28">Enter into system under your username and password.</text:span></text:p>
            <text:p text:style-name="P47">2. <text:span text:style-name="T28">Choose in the menu "Add new customer card" (Lisa kliendi kaart).</text:span></text:p>
            <text:p text:style-name="P47">3. <text:span text:style-name="T28">In the opened window: </text:span></text:p>
            <text:p text:style-name="P65">3.1 <text:span text:style-name="T30">do not to choose client </text:span>and p<text:span text:style-name="T28">ress button "Create"</text:span></text:p>
            <text:p text:style-name="P66">3.2 choose the client (<text:span text:style-name="T31">Hans Ray</text:span>) and press button "Create"</text:p>
            <text:p text:style-name="P65">3.3 choose period minus 1 year and press button "Create"</text:p>
            <text:p text:style-name="P65">3.4. input discount 0%, 11%, 26% and press button "Create"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5">Expected results</text:p>
          </table:table-cell>
          <table:table-cell table:style-name="Table2.B6" table:number-columns-spanned="4" office:value-type="string">
            <text:p text:style-name="P63">Correct message/prevention:</text:p>
            <text:p text:style-name="P68">1. The client isn't chosen.</text:p>
            <text:p text:style-name="P68">2. The message that the client already has one card. Question, really you want to create one more card?</text:p>
            <text:p text:style-name="P69"><text:span text:style-name="T1">3. </text:span>The period of operation of the card can't be negative.</text:p>
            <text:p text:style-name="P68">4. Admissible values of discounts for cards of the client are entered not.</text:p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6">Post <text:span text:style-name="T5">c</text:span>onditions</text:p>
          </table:table-cell>
          <table:table-cell table:style-name="Table2.B6" table:number-columns-spanned="4" office:value-type="string">
            <text:p text:style-name="P36">None</text:p>
          </table:table-cell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25">Status:</text:p>
          </table:table-cell>
          <table:table-cell table:style-name="Table2.B8" office:value-type="string">
            <text:p text:style-name="P33">( <text:s/>) Passed</text:p>
          </table:table-cell>
          <table:table-cell table:style-name="Table2.B8" office:value-type="string">
            <text:p text:style-name="P12">( <text:s/>) Failed</text:p>
          </table:table-cell>
          <table:table-cell table:style-name="Table2.B8" office:value-type="string">
            <text:p text:style-name="P12">( <text:s/>) Blocked</text:p>
          </table:table-cell>
          <table:table-cell table:style-name="Table2.E7" office:value-type="string">
            <text:p text:style-name="P5"><text:span text:style-name="T1">( <text:s/>) </text:span><text:span text:style-name="T2">Error</text:span></text:p>
          </table:table-cell>
        </table:table-row>
        <table:table-row>
          <table:table-cell table:style-name="Table2.A8" office:value-type="string">
            <text:p text:style-name="P25">Severity:</text:p>
          </table:table-cell>
          <table:table-cell table:style-name="Table2.B8" office:value-type="string">
            <text:p text:style-name="P33">( <text:s/>) Blocker</text:p>
          </table:table-cell>
          <table:table-cell table:style-name="Table2.D8" office:value-type="string">
            <text:p text:style-name="P33">( <text:s/>) Critical</text:p>
          </table:table-cell>
          <table:table-cell table:style-name="Table2.D8" office:value-type="string">
            <text:p text:style-name="P33">( <text:s/>) Major</text:p>
          </table:table-cell>
          <table:table-cell table:style-name="Table2.E8" office:value-type="string">
            <text:p text:style-name="P33">( <text:s/>) Minor</text:p>
          </table:table-cell>
        </table:table-row>
        <table:table-row>
          <table:table-cell table:style-name="Table2.A2" office:value-type="string">
            <text:p text:style-name="P25">Comment</text:p>
          </table:table-cell>
          <table:table-cell table:style-name="Table2.B9" table:number-columns-spanned="4" office:value-type="string"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7">Elapsed: </text:p>
          </table:table-cell>
          <table:table-cell table:style-name="Table2.D10" office:value-type="string">
            <text:p text:style-name="P3">… <text:s text:c="2"/><text:span text:style-name="T1">min</text:span></text:p>
          </table:table-cell>
          <table:table-cell table:style-name="Table2.D10" office:value-type="string">
            <text:p text:style-name="P61"/>
          </table:table-cell>
          <table:table-cell table:style-name="Table2.D10" office:value-type="string">
            <text:p text:style-name="P8">Date and time:</text:p>
          </table:table-cell>
          <table:table-cell table:style-name="Table2.E1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39">Tester name:</text:p>
          </table:table-cell>
          <table:table-cell table:style-name="Table2.B11" table:number-columns-spanned="2" office:value-type="string">
            <text:p text:style-name="P50"><text:s/></text:p>
          </table:table-cell>
          <table:covered-table-cell/>
          <table:table-cell table:style-name="Table2.D11" office:value-type="string">
            <text:p text:style-name="P8">Signature:</text:p>
          </table:table-cell>
          <table:table-cell table:style-name="Table2.E11" office:value-type="string">
            <text:p text:style-name="P14"/>
          </table:table-cell>
        </table:table-row>
      </table:table>
      <text:p text:style-name="P14"/>
      <text:p text:style-name="P14"/>
      <text:p text:style-name="P1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94"><text:span text:style-name="T6">Id</text:span> : <text:span text:style-name="T15">TC-</text:span><text:span text:style-name="T20">14</text:span><text:span text:style-name="T14">.</text:span><text:span text:style-name="T20">1</text:span><text:span text:style-name="T14">.</text:span><text:span text:style-name="T20">1</text:span></text:p>
          </table:table-cell>
          <table:table-cell table:style-name="Table4.A1" office:value-type="string">
            <text:p text:style-name="P94"><text:span text:style-name="T4">Prog</text:span><text:span text:style-name="T3">. vers</text:span>: <text:span text:style-name="T14">1.0.0.0</text:span></text:p>
          </table:table-cell>
          <table:table-cell table:style-name="Table4.C1" table:number-columns-spanned="3" office:value-type="string">
            <text:p text:style-name="P94"><text:span text:style-name="T6">N</text:span>ame<text:span text:style-name="T1">: </text:span><text:span text:style-name="T20">Add a new use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92">Related requirement(s)</text:p>
          </table:table-cell>
          <table:table-cell table:style-name="Table4.B2" table:number-columns-spanned="4" office:value-type="string">
            <text:p text:style-name="P99"/>
            <text:p text:style-name="P99">REQ1<text:span text:style-name="T34">2</text:span> - Make it possible to add a new user. </text:p>
            <text:p text:style-name="P99"><text:span text:style-name="T34">REQ14 - </text:span>Implement login functions.</text:p>
            <text:p text:style-name="P99"><text:span text:style-name="T34">REQ25 - </text:span>Change the user personal data.</text:p>
            <text:p text:style-name="P99"><text:span text:style-name="T34">REQ26 - </text:span>The user can change their own password.</text:p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5">Input that is used for the test to verify the functionality</text:p>
          </table:table-cell>
          <table:table-cell table:style-name="Table4.B3" table:number-columns-spanned="4" office:value-type="string">
            <text:p text:style-name="P96">Name = ''Anna''</text:p>
            <text:p text:style-name="P96">Surname = ''Karenina''</text:p>
            <text:p text:style-name="P96">Date of Birth = 01.01.1873</text:p>
            <text:p text:style-name="P99">marital status <text:span text:style-name="T35">= Single</text:span></text:p>
            <text:p text:style-name="P99">contact address <text:span text:style-name="T35">= '' ''</text:span></text:p>
            <text:p text:style-name="P99">phone <text:span text:style-name="T35">= 555 5555</text:span></text:p>
            <text:p text:style-name="P99">photos <text:span text:style-name="T35">= </text:span></text:p>
            <text:p text:style-name="P99">biography <text:span text:style-name="T35">=</text:span> </text:p>
            <text:p text:style-name="P99">hobbies <text:span text:style-name="T35">= </text:span></text:p>
            <text:p text:style-name="P99"><text:span text:style-name="T36">new password = ''testpassword''</text:span>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5">Steps performed during the verification process</text:p>
          </table:table-cell>
          <table:table-cell table:style-name="Table4.B4" table:number-columns-spanned="4" office:value-type="string">
            <text:p text:style-name="P86">1. Administrator creates a new user by pressing “new user” button and enters username for the new user (first letter of firstname + surname).</text:p>
            <text:p text:style-name="P86">2. System generates an initial password for the new user. </text:p>
            <text:p text:style-name="P86">3. Administrator passes this information (username and initial password) to the new user. </text:p>
            <text:p text:style-name="P86">4. New user logs <text:span text:style-name="T36">in for the first time and fills in their profile information:</text:span></text:p>
            <text:p text:style-name="P100">4.1. Name</text:p>
            <text:p text:style-name="P100">4.2. Surname</text:p>
            <text:p text:style-name="P100">4.3. Date of Birth</text:p>
            <text:p text:style-name="P100">4.4. marital status</text:p>
            <text:p text:style-name="P100">4.5. contact address</text:p>
            <text:p text:style-name="P100">4.6. new password</text:p>
            <text:p text:style-name="P100">4.7. phone number</text:p>
            <text:p text:style-name="P102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2">Expected results</text:p>
          </table:table-cell>
          <table:table-cell table:style-name="Table4.B5" table:number-columns-spanned="4" office:value-type="string">
            <text:p text:style-name="P97">1. System informs user that he/she has to change their Date of Birth to something more realistic and that their contact address textfield can't be empty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8">Post <text:span text:style-name="T5">c</text:span>onditions</text:p>
          </table:table-cell>
          <table:table-cell table:style-name="Table4.B6" table:number-columns-spanned="4" office:value-type="string">
            <text:p text:style-name="P88">None</text:p>
          </table:table-cell>
          <table:covered-table-cell/>
          <table:covered-table-cell/>
          <table:covered-table-cell/>
        </table:table-row>
        <table:table-row>
          <table:table-cell table:style-name="Table4.A8" office:value-type="string">
            <text:p text:style-name="P92">Status:</text:p>
          </table:table-cell>
          <table:table-cell table:style-name="Table4.B7" office:value-type="string">
            <text:p text:style-name="P89">( <text:s/>) Passed</text:p>
          </table:table-cell>
          <table:table-cell table:style-name="Table4.C7" office:value-type="string">
            <text:p text:style-name="P76">( <text:s/>) Failed</text:p>
          </table:table-cell>
          <table:table-cell table:style-name="Table4.D7" office:value-type="string">
            <text:p text:style-name="P76">( <text:s/>) Blocked</text:p>
          </table:table-cell>
          <table:table-cell table:style-name="Table4.E7" office:value-type="string">
            <text:p text:style-name="P79"><text:span text:style-name="T1">( <text:s/>) </text:span><text:span text:style-name="T2">Error</text:span></text:p>
          </table:table-cell>
        </table:table-row>
        <table:table-row>
          <table:table-cell table:style-name="Table4.A8" office:value-type="string">
            <text:p text:style-name="P92">Severity:</text:p>
          </table:table-cell>
          <table:table-cell table:style-name="Table4.B8" office:value-type="string">
            <text:p text:style-name="P89">( <text:s/>) Blocker</text:p>
          </table:table-cell>
          <table:table-cell table:style-name="Table4.C8" office:value-type="string">
            <text:p text:style-name="P89">( <text:s/>) Critical</text:p>
          </table:table-cell>
          <table:table-cell table:style-name="Table4.D8" office:value-type="string">
            <text:p text:style-name="P89">( <text:s/>) Major</text:p>
          </table:table-cell>
          <table:table-cell table:style-name="Table4.E8" office:value-type="string">
            <text:p text:style-name="P89">( <text:s/>) Minor</text:p>
          </table:table-cell>
        </table:table-row>
        <table:table-row>
          <table:table-cell table:style-name="Table4.A2" office:value-type="string">
            <text:p text:style-name="P92">Comment</text:p>
          </table:table-cell>
          <table:table-cell table:style-name="Table4.B9" table:number-columns-spanned="4" office:value-type="string">
            <text:p text:style-name="P99"/>
            <text:p text:style-name="P99"/>
            <text:p text:style-name="P99"/>
            <text:p text:style-name="P99"/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3">Elapsed: </text:p>
          </table:table-cell>
          <table:table-cell table:style-name="Table4.B10" office:value-type="string">
            <text:p text:style-name="P78">… <text:s text:c="2"/><text:span text:style-name="T1">min</text:span></text:p>
          </table:table-cell>
          <table:table-cell table:style-name="Table4.C10" office:value-type="string">
            <text:p text:style-name="P99"/>
          </table:table-cell>
          <table:table-cell table:style-name="Table4.D10" office:value-type="string">
            <text:p text:style-name="P77">Date and time:</text:p>
          </table:table-cell>
          <table:table-cell table:style-name="Table4.E10" office:value-type="string">
            <text:p text:style-name="P80"/>
          </table:table-cell>
        </table:table-row>
        <table:table-row>
          <table:table-cell table:style-name="Table4.A2" office:value-type="string">
            <text:p text:style-name="P87">Tester name:</text:p>
          </table:table-cell>
          <table:table-cell table:style-name="Table4.B11" table:number-columns-spanned="2" office:value-type="string">
            <text:p text:style-name="P90"><text:s/></text:p>
          </table:table-cell>
          <table:covered-table-cell/>
          <table:table-cell table:style-name="Table4.D11" office:value-type="string">
            <text:p text:style-name="P77">Signature:</text:p>
          </table:table-cell>
          <table:table-cell table:style-name="Table4.E11" office:value-type="string">
            <text:p text:style-name="P80"/>
          </table:table-cell>
        </table:table-row>
      </table:table>
      <text:p text:style-name="P80"/>
      <text:p text:style-name="P80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4"><text:span text:style-name="T6">Id</text:span> : <text:span text:style-name="T15">TC-</text:span><text:span text:style-name="T20">14</text:span><text:span text:style-name="T14">.</text:span><text:span text:style-name="T20">1</text:span><text:span text:style-name="T14">.</text:span><text:span text:style-name="T21">2</text:span></text:p>
          </table:table-cell>
          <table:table-cell table:style-name="Table5.A1" office:value-type="string">
            <text:p text:style-name="P94"><text:span text:style-name="T4">Prog</text:span><text:span text:style-name="T3">. vers</text:span>: <text:span text:style-name="T14">1.0.0.0</text:span></text:p>
          </table:table-cell>
          <table:table-cell table:style-name="Table5.C1" table:number-columns-spanned="3" office:value-type="string">
            <text:p text:style-name="P94"><text:span text:style-name="T6">N</text:span>ame<text:span text:style-name="T1">: </text:span><text:span text:style-name="T20">Add a new user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2">Related requirement(s)</text:p>
          </table:table-cell>
          <table:table-cell table:style-name="Table5.B2" table:number-columns-spanned="4" office:value-type="string">
            <text:p text:style-name="P99"/>
            <text:p text:style-name="P99">REQ1<text:span text:style-name="T34">2</text:span> - Make it possible to add a new user. </text:p>
            <text:p text:style-name="P99"><text:span text:style-name="T34">REQ14 - </text:span>Implement login functions.</text:p>
            <text:p text:style-name="P99"><text:span text:style-name="T34">REQ25 - </text:span>Change the user personal data.</text:p>
            <text:p text:style-name="P99"><text:span text:style-name="T34">REQ26 - </text:span>The user can change their own password.</text:p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5">Input that is used for the test to verify the functionality</text:p>
          </table:table-cell>
          <table:table-cell table:style-name="Table5.B3" table:number-columns-spanned="4" office:value-type="string">
            <text:p text:style-name="P96">Name = ''Anna''</text:p>
            <text:p text:style-name="P96">Surname = ''Karenina''</text:p>
            <text:p text:style-name="P96">Date of Birth = 01.01.1990</text:p>
            <text:p text:style-name="P99">marital status <text:span text:style-name="T35">= Single</text:span></text:p>
            <text:p text:style-name="P99">contact address <text:span text:style-name="T35">= ''</text:span>Ülikooli 18, 50090 Tartu<text:span text:style-name="T35">''</text:span></text:p>
            <text:p text:style-name="P99">phone <text:span text:style-name="T35">= 555 5555</text:span></text:p>
            <text:p text:style-name="P99">photos <text:span text:style-name="T35">= </text:span></text:p>
            <text:p text:style-name="P99">biography <text:span text:style-name="T35">=</text:span> </text:p>
            <text:p text:style-name="P99">hobbies <text:span text:style-name="T35">= </text:span></text:p>
            <text:p text:style-name="P99"><text:span text:style-name="T36">new password = ''testpassword''</text:span> </text:p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5">Steps performed during the verification process</text:p>
          </table:table-cell>
          <table:table-cell table:style-name="Table5.B4" table:number-columns-spanned="4" office:value-type="string">
            <text:p text:style-name="P86">1. Administrator creates a new user by pressing “new user” button and enters username for the new user (first letter of firstname + surname).</text:p>
            <text:p text:style-name="P86">2. System generates an initial password for the new user. </text:p>
            <text:p text:style-name="P86">3. Administrator passes this information (username and initial password) to the new user. </text:p>
            <text:p text:style-name="P86">4. New user logs <text:span text:style-name="T36">in for the first time and fills in their profile information:</text:span></text:p>
            <text:p text:style-name="P100">4.1. Name</text:p>
            <text:p text:style-name="P100">4.2. Surname</text:p>
            <text:p text:style-name="P100">4.3. Date of Birth</text:p>
            <text:p text:style-name="P100">4.4. marital status</text:p>
            <text:p text:style-name="P100">4.5. contact address</text:p>
            <text:p text:style-name="P100">4.6. new password</text:p>
            <text:p text:style-name="P102">5. User presses “Send” button.</text:p>
            <text:p text:style-name="P91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2">Expected results</text:p>
          </table:table-cell>
          <table:table-cell table:style-name="Table5.B6" table:number-columns-spanned="4" office:value-type="string">
            <text:p text:style-name="P97">1. System informs the user that the information was accepted and successfully saved to the database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8">Post <text:span text:style-name="T5">c</text:span>onditions</text:p>
          </table:table-cell>
          <table:table-cell table:style-name="Table5.B6" table:number-columns-spanned="4" office:value-type="string">
            <text:p text:style-name="P88">None</text:p>
          </table:table-cell>
          <table:covered-table-cell/>
          <table:covered-table-cell/>
          <table:covered-table-cell/>
        </table:table-row>
        <table:table-row>
          <table:table-cell table:style-name="Table5.A8" office:value-type="string">
            <text:p text:style-name="P92">Status:</text:p>
          </table:table-cell>
          <table:table-cell table:style-name="Table5.B8" office:value-type="string">
            <text:p text:style-name="P89">( <text:s/>) Passed</text:p>
          </table:table-cell>
          <table:table-cell table:style-name="Table5.B8" office:value-type="string">
            <text:p text:style-name="P76">( <text:s/>) Failed</text:p>
          </table:table-cell>
          <table:table-cell table:style-name="Table5.B8" office:value-type="string">
            <text:p text:style-name="P76">( <text:s/>) Blocked</text:p>
          </table:table-cell>
          <table:table-cell table:style-name="Table5.E7" office:value-type="string">
            <text:p text:style-name="P79"><text:span text:style-name="T1">( <text:s/>) </text:span><text:span text:style-name="T2">Error</text:span></text:p>
          </table:table-cell>
        </table:table-row>
        <table:table-row>
          <table:table-cell table:style-name="Table5.A8" office:value-type="string">
            <text:p text:style-name="P92">Severity:</text:p>
          </table:table-cell>
          <table:table-cell table:style-name="Table5.B8" office:value-type="string">
            <text:p text:style-name="P89">( <text:s/>) Blocker</text:p>
          </table:table-cell>
          <table:table-cell table:style-name="Table5.D8" office:value-type="string">
            <text:p text:style-name="P89">( <text:s/>) Critical</text:p>
          </table:table-cell>
          <table:table-cell table:style-name="Table5.D8" office:value-type="string">
            <text:p text:style-name="P89">( <text:s/>) Major</text:p>
          </table:table-cell>
          <table:table-cell table:style-name="Table5.E8" office:value-type="string">
            <text:p text:style-name="P89">( <text:s/>) Minor</text:p>
          </table:table-cell>
        </table:table-row>
        <table:table-row>
          <table:table-cell table:style-name="Table5.A2" office:value-type="string">
            <text:p text:style-name="P92">Comment</text:p>
          </table:table-cell>
          <table:table-cell table:style-name="Table5.B9" table:number-columns-spanned="4" office:value-type="string">
            <text:p text:style-name="P99"/>
            <text:p text:style-name="P99"/>
            <text:p text:style-name="P99"/>
            <text:p text:style-name="P99"/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3">Elapsed: </text:p>
          </table:table-cell>
          <table:table-cell table:style-name="Table5.D10" office:value-type="string">
            <text:p text:style-name="P78">… <text:s text:c="2"/><text:span text:style-name="T1">min</text:span></text:p>
          </table:table-cell>
          <table:table-cell table:style-name="Table5.D10" office:value-type="string">
            <text:p text:style-name="P99"/>
          </table:table-cell>
          <table:table-cell table:style-name="Table5.D10" office:value-type="string">
            <text:p text:style-name="P77">Date and time:</text:p>
          </table:table-cell>
          <table:table-cell table:style-name="Table5.E11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7">Tester name:</text:p>
          </table:table-cell>
          <table:table-cell table:style-name="Table5.B11" table:number-columns-spanned="2" office:value-type="string">
            <text:p text:style-name="P90"><text:s/></text:p>
          </table:table-cell>
          <table:covered-table-cell/>
          <table:table-cell table:style-name="Table5.D11" office:value-type="string">
            <text:p text:style-name="P77">Signature:</text:p>
          </table:table-cell>
          <table:table-cell table:style-name="Table5.E11" office:value-type="string">
            <text:p text:style-name="P80"/>
          </table:table-cell>
        </table:table-row>
      </table:table>
      <text:p text:style-name="P80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94"><text:span text:style-name="T6">Id</text:span> : <text:span text:style-name="T15">TC-</text:span><text:span text:style-name="T20">14</text:span><text:span text:style-name="T14">.</text:span><text:span text:style-name="T20">1</text:span><text:span text:style-name="T14">.</text:span><text:span text:style-name="T21">3</text:span></text:p>
          </table:table-cell>
          <table:table-cell table:style-name="Table6.A1" office:value-type="string">
            <text:p text:style-name="P94"><text:span text:style-name="T4">Prog</text:span><text:span text:style-name="T3">. vers</text:span>: <text:span text:style-name="T14">1.0.0.0</text:span></text:p>
          </table:table-cell>
          <table:table-cell table:style-name="Table6.C1" table:number-columns-spanned="3" office:value-type="string">
            <text:p text:style-name="P94"><text:span text:style-name="T6">N</text:span>ame<text:span text:style-name="T1">: </text:span><text:span text:style-name="T20">Add a new user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92">Related requirement(s)</text:p>
          </table:table-cell>
          <table:table-cell table:style-name="Table6.B2" table:number-columns-spanned="4" office:value-type="string">
            <text:p text:style-name="P99"/>
            <text:p text:style-name="P99">REQ1<text:span text:style-name="T34">2</text:span> - Make it possible to add a new user. </text:p>
            <text:p text:style-name="P99"><text:span text:style-name="T34">REQ14 - </text:span>Implement login functions.</text:p>
            <text:p text:style-name="P99"><text:span text:style-name="T34">REQ25 - </text:span>Change the user personal data.</text:p>
            <text:p text:style-name="P99"><text:span text:style-name="T34">REQ26 - </text:span>The user can change their own password.</text:p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95">Input that is used for the test to verify the functionality</text:p>
          </table:table-cell>
          <table:table-cell table:style-name="Table6.B3" table:number-columns-spanned="4" office:value-type="string">
            <text:p text:style-name="P96">Name = </text:p>
            <text:p text:style-name="P96">Surname = </text:p>
            <text:p text:style-name="P96">Date of Birth = 01.01.1990</text:p>
            <text:p text:style-name="P99">marital status <text:span text:style-name="T35">= </text:span></text:p>
            <text:p text:style-name="P99">contact address <text:span text:style-name="T35">= ''Ülikooli 18, 50090 Tartu''</text:span></text:p>
            <text:p text:style-name="P99">phone <text:span text:style-name="T35">= 555 55</text:span></text:p>
            <text:p text:style-name="P99">photos <text:span text:style-name="T35">= </text:span></text:p>
            <text:p text:style-name="P99">biography <text:span text:style-name="T35">=</text:span> </text:p>
            <text:p text:style-name="P99">hobbies <text:span text:style-name="T35">= </text:span></text:p>
            <text:p text:style-name="P97">new password = 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95">Steps performed during the verification process</text:p>
          </table:table-cell>
          <table:table-cell table:style-name="Table6.B4" table:number-columns-spanned="4" office:value-type="string">
            <text:p text:style-name="P86">1. Administrator creates a new user by pressing “new user” button and enters username for the new user (first letter of firstname + surname).</text:p>
            <text:p text:style-name="P86">2. System generates an initial password for the new user. </text:p>
            <text:p text:style-name="P86">3. Administrator passes this information (username and initial password) to the new user. </text:p>
            <text:p text:style-name="P86">4. New user logs <text:span text:style-name="T36">in for the first time and fills in their profile information:</text:span></text:p>
            <text:p text:style-name="P100">4.1. Date of Birth</text:p>
            <text:p text:style-name="P100">4.2. contact address</text:p>
            <text:p text:style-name="P100">4.3. phone number</text:p>
            <text:p text:style-name="P102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92">Expected results</text:p>
          </table:table-cell>
          <table:table-cell table:style-name="Table6.B6" table:number-columns-spanned="4" office:value-type="string">
            <text:p text:style-name="P97">1. System informs the user that he/she must fill in required fields Name, Surname.</text:p>
            <text:p text:style-name="P97">2. System informs the user that the provided phone number was incorrect.</text:p>
            <text:p text:style-name="P97">3. System informs the user that he/she must change the initial password before continuing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98">Post <text:span text:style-name="T5">c</text:span>onditions</text:p>
          </table:table-cell>
          <table:table-cell table:style-name="Table6.B6" table:number-columns-spanned="4" office:value-type="string">
            <text:p text:style-name="P88">None</text:p>
          </table:table-cell>
          <table:covered-table-cell/>
          <table:covered-table-cell/>
          <table:covered-table-cell/>
        </table:table-row>
        <table:table-row>
          <table:table-cell table:style-name="Table6.A8" office:value-type="string">
            <text:p text:style-name="P92">Status:</text:p>
          </table:table-cell>
          <table:table-cell table:style-name="Table6.B8" office:value-type="string">
            <text:p text:style-name="P89">( <text:s/>) Passed</text:p>
          </table:table-cell>
          <table:table-cell table:style-name="Table6.B8" office:value-type="string">
            <text:p text:style-name="P76">( <text:s/>) Failed</text:p>
          </table:table-cell>
          <table:table-cell table:style-name="Table6.B8" office:value-type="string">
            <text:p text:style-name="P76">( <text:s/>) Blocked</text:p>
          </table:table-cell>
          <table:table-cell table:style-name="Table6.E7" office:value-type="string">
            <text:p text:style-name="P79"><text:span text:style-name="T1">( <text:s/>) </text:span><text:span text:style-name="T2">Error</text:span></text:p>
          </table:table-cell>
        </table:table-row>
        <table:table-row>
          <table:table-cell table:style-name="Table6.A8" office:value-type="string">
            <text:p text:style-name="P92">Severity:</text:p>
          </table:table-cell>
          <table:table-cell table:style-name="Table6.B8" office:value-type="string">
            <text:p text:style-name="P89">( <text:s/>) Blocker</text:p>
          </table:table-cell>
          <table:table-cell table:style-name="Table6.D8" office:value-type="string">
            <text:p text:style-name="P89">( <text:s/>) Critical</text:p>
          </table:table-cell>
          <table:table-cell table:style-name="Table6.D8" office:value-type="string">
            <text:p text:style-name="P89">( <text:s/>) Major</text:p>
          </table:table-cell>
          <table:table-cell table:style-name="Table6.E8" office:value-type="string">
            <text:p text:style-name="P89">( <text:s/>) Minor</text:p>
          </table:table-cell>
        </table:table-row>
        <table:table-row>
          <table:table-cell table:style-name="Table6.A2" office:value-type="string">
            <text:p text:style-name="P92">Comment</text:p>
          </table:table-cell>
          <table:table-cell table:style-name="Table6.B9" table:number-columns-spanned="4" office:value-type="string">
            <text:p text:style-name="P99"/>
            <text:p text:style-name="P99"/>
            <text:p text:style-name="P99"/>
            <text:p text:style-name="P99"/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93">Elapsed: </text:p>
          </table:table-cell>
          <table:table-cell table:style-name="Table6.D10" office:value-type="string">
            <text:p text:style-name="P78">… <text:s text:c="2"/><text:span text:style-name="T1">min</text:span></text:p>
          </table:table-cell>
          <table:table-cell table:style-name="Table6.D10" office:value-type="string">
            <text:p text:style-name="P99"/>
          </table:table-cell>
          <table:table-cell table:style-name="Table6.D10" office:value-type="string">
            <text:p text:style-name="P77">Date and time:</text:p>
          </table:table-cell>
          <table:table-cell table:style-name="Table6.E11" office:value-type="string">
            <text:p text:style-name="P80"/>
          </table:table-cell>
        </table:table-row>
        <table:table-row>
          <table:table-cell table:style-name="Table6.A2" office:value-type="string">
            <text:p text:style-name="P87">Tester name:</text:p>
          </table:table-cell>
          <table:table-cell table:style-name="Table6.B11" table:number-columns-spanned="2" office:value-type="string">
            <text:p text:style-name="P90"><text:s/></text:p>
          </table:table-cell>
          <table:covered-table-cell/>
          <table:table-cell table:style-name="Table6.D11" office:value-type="string">
            <text:p text:style-name="P77">Signature:</text:p>
          </table:table-cell>
          <table:table-cell table:style-name="Table6.E11" office:value-type="string">
            <text:p text:style-name="P80"/>
          </table:table-cell>
        </table:table-row>
      </table:table>
      <text:p text:style-name="P80"/>
      <text:p text:style-name="P80"/>
      <text:p text:style-name="P80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94"><text:span text:style-name="T6">Id</text:span> : <text:span text:style-name="T15">TC-</text:span><text:span text:style-name="T20">14</text:span><text:span text:style-name="T14">.</text:span><text:span text:style-name="T20">1</text:span><text:span text:style-name="T14">.</text:span><text:span text:style-name="T22">4</text:span></text:p>
          </table:table-cell>
          <table:table-cell table:style-name="Table7.A1" office:value-type="string">
            <text:p text:style-name="P94"><text:span text:style-name="T4">Prog</text:span><text:span text:style-name="T3">. vers</text:span>: <text:span text:style-name="T14">1.0.0.0</text:span></text:p>
          </table:table-cell>
          <table:table-cell table:style-name="Table7.C1" table:number-columns-spanned="3" office:value-type="string">
            <text:p text:style-name="P94"><text:span text:style-name="T6">N</text:span>ame<text:span text:style-name="T1">: </text:span><text:span text:style-name="T20">Add a new user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92">Related requirement(s)</text:p>
          </table:table-cell>
          <table:table-cell table:style-name="Table7.B2" table:number-columns-spanned="4" office:value-type="string">
            <text:p text:style-name="P99">REQ1<text:span text:style-name="T34">2</text:span> - Make it possible to add a new user. </text:p>
            <text:p text:style-name="P99"><text:span text:style-name="T34">REQ14 - </text:span>Implement login functions.</text:p>
            <text:p text:style-name="P99"><text:span text:style-name="T34">REQ25 - </text:span>Change the user personal data.</text:p>
            <text:p text:style-name="P99"><text:span text:style-name="T34">REQ26 - </text:span>The user can change their own password.</text:p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95">Input that is used for the test to verify the functionality</text:p>
          </table:table-cell>
          <table:table-cell table:style-name="Table7.B3" table:number-columns-spanned="4" office:value-type="string">
            <text:p text:style-name="P96">Name = <text:span text:style-name="T37">''Anna''</text:span></text:p>
            <text:p text:style-name="P96">Surname = <text:span text:style-name="T37">''Karenina''</text:span></text:p>
            <text:p text:style-name="P96">Date of Birth = 01.01.1990</text:p>
            <text:p text:style-name="P99">marital status <text:span text:style-name="T35">= Single</text:span></text:p>
            <text:p text:style-name="P99">contact address <text:span text:style-name="T35">= ''Ülikooli 18, 50090 Tartu''</text:span></text:p>
            <text:p text:style-name="P99">phone <text:span text:style-name="T35">= 555 5555</text:span></text:p>
            <text:p text:style-name="P99">photos <text:span text:style-name="T35">= summer.jpg</text:span></text:p>
            <text:p text:style-name="P99">biography <text:span text:style-name="T35">=</text:span> <text:span text:style-name="T37">''</text:span>Anna Karenina is a novel by the Russian writer Leo Tolstoy, published in serial installments from 1873 to 1877 in the periodical The Russian Messenger.<text:span text:style-name="T37">''</text:span></text:p>
            <text:p text:style-name="P99">hobbies <text:span text:style-name="T35">= cooking, writing</text:span></text:p>
            <text:p text:style-name="P97">new password = <text:span text:style-name="T37">''testpassword''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95">Steps performed during the verification process</text:p>
          </table:table-cell>
          <table:table-cell table:style-name="Table7.B4" table:number-columns-spanned="4" office:value-type="string">
            <text:p text:style-name="P86">1. Administrator creates a new user by pressing “new user” button and enters username for the new user (first letter of firstname + surname).</text:p>
            <text:p text:style-name="P86">2. System generates an initial password for the new user. </text:p>
            <text:p text:style-name="P86">3. Administrator passes this information (username and initial password) to the new user. </text:p>
            <text:p text:style-name="P86">4. New user logs <text:span text:style-name="T36">in for the first time and fills in their profile information:</text:span></text:p>
            <text:p text:style-name="P100">4.1. Name</text:p>
            <text:p text:style-name="P100">4.2. Surname</text:p>
            <text:p text:style-name="P100">4.3. Date of Birth</text:p>
            <text:p text:style-name="P100">4.4. marital status</text:p>
            <text:p text:style-name="P100">4.5. contact address</text:p>
            <text:p text:style-name="P101">4.6. phone number</text:p>
            <text:p text:style-name="P100">4.<text:span text:style-name="T37">7</text:span>. <text:span text:style-name="T37">uploads photo </text:span></text:p>
            <text:p text:style-name="P101">4.8. fills in their biography, hobbies</text:p>
            <text:p text:style-name="P101">4.9. new password</text:p>
            <text:p text:style-name="P102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92">Expected results</text:p>
          </table:table-cell>
          <table:table-cell table:style-name="Table7.B6" table:number-columns-spanned="4" office:value-type="string">
            <text:p text:style-name="P97">1. System informs the user that he/she must fill in required fields Name, Surname.</text:p>
            <text:p text:style-name="P97">2. System informs the user that the provided phone number was incorrect.</text:p>
            <text:p text:style-name="P97">3. System informs the user that he/she must change the initial password before continuing.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98">Post <text:span text:style-name="T5">c</text:span>onditions</text:p>
          </table:table-cell>
          <table:table-cell table:style-name="Table7.B6" table:number-columns-spanned="4" office:value-type="string">
            <text:p text:style-name="P88">None</text:p>
          </table:table-cell>
          <table:covered-table-cell/>
          <table:covered-table-cell/>
          <table:covered-table-cell/>
        </table:table-row>
        <table:table-row>
          <table:table-cell table:style-name="Table7.A8" office:value-type="string">
            <text:p text:style-name="P92">Status:</text:p>
          </table:table-cell>
          <table:table-cell table:style-name="Table7.B8" office:value-type="string">
            <text:p text:style-name="P89">( <text:s/>) Passed</text:p>
          </table:table-cell>
          <table:table-cell table:style-name="Table7.B8" office:value-type="string">
            <text:p text:style-name="P76">( <text:s/>) Failed</text:p>
          </table:table-cell>
          <table:table-cell table:style-name="Table7.B8" office:value-type="string">
            <text:p text:style-name="P76">( <text:s/>) Blocked</text:p>
          </table:table-cell>
          <table:table-cell table:style-name="Table7.E7" office:value-type="string">
            <text:p text:style-name="P79"><text:span text:style-name="T1">( <text:s/>) </text:span><text:span text:style-name="T2">Error</text:span></text:p>
          </table:table-cell>
        </table:table-row>
        <table:table-row>
          <table:table-cell table:style-name="Table7.A8" office:value-type="string">
            <text:p text:style-name="P92">Severity:</text:p>
          </table:table-cell>
          <table:table-cell table:style-name="Table7.B8" office:value-type="string">
            <text:p text:style-name="P89">( <text:s/>) Blocker</text:p>
          </table:table-cell>
          <table:table-cell table:style-name="Table7.D8" office:value-type="string">
            <text:p text:style-name="P89">( <text:s/>) Critical</text:p>
          </table:table-cell>
          <table:table-cell table:style-name="Table7.D8" office:value-type="string">
            <text:p text:style-name="P89">( <text:s/>) Major</text:p>
          </table:table-cell>
          <table:table-cell table:style-name="Table7.E8" office:value-type="string">
            <text:p text:style-name="P89">( <text:s/>) Minor</text:p>
          </table:table-cell>
        </table:table-row>
        <table:table-row>
          <table:table-cell table:style-name="Table7.A2" office:value-type="string">
            <text:p text:style-name="P92">Comment</text:p>
          </table:table-cell>
          <table:table-cell table:style-name="Table7.B9" table:number-columns-spanned="4" office:value-type="string">
            <text:p text:style-name="P99"/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93">Elapsed: </text:p>
          </table:table-cell>
          <table:table-cell table:style-name="Table7.D10" office:value-type="string">
            <text:p text:style-name="P78">… <text:s text:c="2"/><text:span text:style-name="T1">min</text:span></text:p>
          </table:table-cell>
          <table:table-cell table:style-name="Table7.D10" office:value-type="string">
            <text:p text:style-name="P99"/>
          </table:table-cell>
          <table:table-cell table:style-name="Table7.D10" office:value-type="string">
            <text:p text:style-name="P77">Date and time:</text:p>
          </table:table-cell>
          <table:table-cell table:style-name="Table7.E11" office:value-type="string">
            <text:p text:style-name="P80"/>
          </table:table-cell>
        </table:table-row>
        <table:table-row>
          <table:table-cell table:style-name="Table7.A2" office:value-type="string">
            <text:p text:style-name="P87">Tester name:</text:p>
          </table:table-cell>
          <table:table-cell table:style-name="Table7.B11" table:number-columns-spanned="2" office:value-type="string">
            <text:p text:style-name="P90"><text:s/></text:p>
          </table:table-cell>
          <table:covered-table-cell/>
          <table:table-cell table:style-name="Table7.D11" office:value-type="string">
            <text:p text:style-name="P77">Signature:</text:p>
          </table:table-cell>
          <table:table-cell table:style-name="Table7.E11" office:value-type="string">
            <text:p text:style-name="P80"/>
          </table:table-cell>
        </table:table-row>
      </table:table>
      <text:p text:style-name="P8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ccff" fo:language="en" fo:country="US" fo:font-style="normal" officeooo:rsid="001d4732" officeooo:paragraph-rsid="001d4732" style:font-style-asian="normal" style:font-style-complex="normal"/>
    </style:style>
    <style:style style:name="MP2" style:family="paragraph" style:parent-style-name="Header">
      <style:paragraph-properties fo:text-align="start" style:justify-single-word="false"/>
      <style:text-properties fo:color="#00ccff" fo:font-size="10pt" fo:language="en" fo:country="US" fo:font-style="italic" officeooo:rsid="0011282d" officeooo:paragraph-rsid="001d4732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6.3in" svg:y="-0.2583in" svg:width="0.4646in" svg:height="0.4646in" draw:z-index="11"><draw:image xlink:href="Pictures/100002010000019000000190EA80C901.png" xlink:type="simple" xlink:show="embed" xlink:actuate="onLoad"/></draw:frame>Test Cases</text:p>
        <text:p text:style-name="MP2">Brewery Software Solution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6:13:24.364000000</meta:creation-date>
    <dc:date>2013-12-10T18:28:50.090275000</dc:date>
    <meta:editing-duration>PT3H50M57S</meta:editing-duration>
    <meta:editing-cycles>46</meta:editing-cycles>
    <meta:generator>LibreOffice/4.1.3.2$MacOSX_x86 LibreOffice_project/70feb7d99726f064edab4605a8ab840c50ec57a</meta:generator>
    <meta:document-statistic meta:table-count="6" meta:image-count="5" meta:object-count="0" meta:page-count="8" meta:paragraph-count="324" meta:word-count="1711" meta:character-count="9792" meta:non-whitespace-character-count="8289"/>
  </office:meta>
</office:document-meta>
</file>